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officeooo:rsid="00043f27"/>
    </style:style>
    <style:style style:name="T2" style:family="text">
      <style:text-properties officeooo:rsid="000489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In this assignment, we had to create 3 nontrivial programs that would add up numbers in 3 different ways: free-for-all, using pthread locks, and using test-and-set (TAS) locks. <text:s/>The performance of all three was interesting, and time spent was very erratic (I did not get exact measurements), and I have reached a couple conclusions.</text:span></text:p>
      <text:p text:style-name="P1"><text:tab/><text:span text:style-name="T2">First, the free-for-all. <text:s/>I ran several tests using x = 10 and y = 10,000. <text:s/>The result should have been 100,000, but that is not what I consistently got. <text:s/>I got 100,000 1 time, and several 95,000, several 80,000, and several 45,000. <text:s/>Runtimes were wildly different, ranging from 0.1s to 0.3s, which is a lot in variance for a computer.</text:span></text:p>
      <text:p text:style-name="P1"><text:tab/><text:span text:style-name="T2">Second, the pthread locks. <text:s/>My tests were using x = 10 and y = 10,000. <text:s/>This finally ensured I got the right answer every time, that being 100,000, however runtime suffered a bit, jumping to 0.2s to 0.3s. <text:s/>I believe this is because all threads are forced to share the resource, which makes runtime suffer a hair. <text:s/>The answer, each time, was 100,000, which is a major improvement over free-for-all.</text:span></text:p>
      <text:p text:style-name="P1"><text:tab/>The final one analyzed was test-and-set locks. <text:s/>My tests were using x = 10 and y = 10,000. <text:s/>Once again, I got the right answer every time using this method, since it ensured only one thing could access the critical section at a time, something that was far from insured in the free-for-all method. <text:s/>Runtime was almost identical to pthread locking, clocking in at 0.2s to 0.3s, with some possible variance my poor phone stopwatch could not account for.</text:p>
      <text:p text:style-name="P1"><text:tab/>In conclusion, free-for-all was the fastest but definitely least accurate method. <text:s/>Answers were all over the board. <text:s/>Pthread and test-and-set were similar in runtime, but both produced completely accurate results, so in my opinion pthread and test-and-set locks are the better op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43f2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ames Nail</text:span></text:p>
        <text:p text:style-name="Header"><text:tab/><text:tab/><text:span text:style-name="MT1">2/27/2023</text:span></text:p>
        <text:p text:style-name="Header"><text:tab/><text:span text:style-name="MT1">PThreads!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7T15:24:10.318000000</meta:creation-date>
    <dc:date>2023-02-27T15:47:24.915000000</dc:date>
    <meta:editing-duration>PT1M54S</meta:editing-duration>
    <meta:editing-cycles>1</meta:editing-cycles>
    <meta:document-statistic meta:table-count="0" meta:image-count="0" meta:object-count="0" meta:page-count="1" meta:paragraph-count="8" meta:word-count="309" meta:character-count="1838" meta:non-whitespace-character-count="1513"/>
    <meta:generator>LibreOffice/6.4.6.2$Windows_X86_64 LibreOffice_project/0ce51a4fd21bff07a5c061082cc82c5ed232f115</meta:generator>
  </office:meta>
</office:document-meta>
</file>